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D00000064BE6938F0648AEFED.png" manifest:media-type="image/png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margin-top="0cm" fo:margin-bottom="0.404cm" fo:text-align="justify" fo:text-indent="0cm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ble of Cont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2">GIT &amp; Github Basics.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 / ES2015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, NPM, Babel and Webpack</text:p>
              </text:list-item>
              <text:list-item>
                <text:p text:style-name="P3">Project 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5.199cm" svg:height="6.902cm" svg:x="1.399cm" svg:y="7.552cm" presentation:class="graphic">
          <draw:image xlink:href="Pictures/100000000000016D00000064BE6938F0648AEF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00:18:27.878355649</meta:creation-date>
    <meta:editing-duration>PT9M34S</meta:editing-duration>
    <meta:editing-cycles>3</meta:editing-cycles>
    <meta:generator>LibreOffice/6.0.7.3$Linux_X86_64 LibreOffice_project/00m0$Build-3</meta:generator>
    <dc:title>Forestbird</dc:title>
    <dc:date>2019-10-19T00:57:42.498458888</dc:date>
    <meta:document-statistic meta:object-count="70"/>
  </office:meta>
</office:document-meta>
</file>